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Roman No9 L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17 Implement a verbose mode for the dynamic link</text:h>
      <text:p text:style-name="P2"/>
      <text:p text:style-name="P1"/>
      <text:p text:style-name="P1">Title: Add a verbose option for dynamic link</text:p>
      <text:p text:style-name="P1">Version: 1.1</text:p>
      <text:p text:style-name="P1">Author: Allan CORNET</text:p>
      <text:p text:style-name="P1">Review: </text:p>
      <text:p text:style-name="P1">Commented: </text:p>
      <text:p text:style-name="P1">State: <text:span text:style-name="T6">Done</text:span></text:p>
      <text:p text:style-name="P1">Scilab-Version: 5.2</text:p>
      <text:p text:style-name="P1">Vote:</text:p>
      <text:p text:style-name="P1">Created: 19 February 2009</text:p>
      <text:p text:style-name="P2"/>
      <text:p text:style-name="P1"/>
      <text:h text:style-name="P6" text:outline-level="3">Abstract</text:h>
      <text:p text:style-name="P1">In some cases, we do not need to display information generated by dynamic link functions</text:p>
      <text:p text:style-name="P1">example : ilib_build</text:p>
      <text:p text:style-name="P1"><text:s text:c="2"/>ilib_build('libintertest',['scifun1','intfun1'],files,[]);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d library (be patient)</text:p>
      <text:h text:style-name="P6" text:outline-level="3">Rationale</text:h>
      <text:p text:style-name="P3"><text:span text:style-name="T4"><text:tab/>This SEP would like to introduce a new function <text:s/>« ilib_verbose</text:span><text:span text:style-name="Teletype"><text:span text:style-name="T4"> » to set level of display returned by dynamic link functions.</text:span></text:span></text:p>
      <text:h text:style-name="P6" text:outline-level="3"><text:span text:style-name="Teletype"><text:span text:style-name="T3">Example Usage</text:span></text:span></text:h>
      <text:p text:style-name="P3"><text:span text:style-name="Teletype"><text:span text:style-name="T1">level = ilib_verbose()</text:span></text:span></text:p>
      <text:p text:style-name="P3"><text:span text:style-name="Teletype"><text:span text:style-name="T5">returns level of verbose for dynamic link.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level)</text:span></text:span></text:p>
      <text:p text:style-name="P3"><text:span text:style-name="Teletype"><text:span text:style-name="T5">set verbose level mode for dynamic link.</text:span></text:span></text:p>
      <text:p text:style-name="P3"><text:span text:style-name="Teletype"><text:span text:style-name="T1">Level 0: </text:span></text:span><text:span text:style-name="Teletype"><text:span text:style-name="T5">no message</text:span></text:span></text:p>
      <text:p text:style-name="P3"><text:span text:style-name="Teletype"><text:span text:style-name="T1">level 1: </text:span></text:span><text:span text:style-name="Teletype"><text:span text:style-name="T5">default messages (as scilab 5.1)</text:span></text:span></text:p>
      <text:p text:style-name="P3"><text:span text:style-name="Teletype"><text:span text:style-name="T1">level 2: </text:span></text:span><text:span text:style-name="Teletype"><text:span text:style-name="T4">more informations (make, configure, …)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0)</text:span></text:span></text:p>
      <text:p text:style-name="P1"><text:span text:style-name="Teletype"><text:span text:style-name="T1">ilib_build('libintertest',['scifun1','intfun1'],files,[]);</text:span></text:span></text:p>
      <text:p text:style-name="P1"><text:span text:style-name="Teletype"><text:span text:style-name="T5">displays nothing.</text:span></text:span></text:p>
      <text:p text:style-name="P1"><text:soft-page-break/><text:span text:style-name="Teletype"><text:span text:style-name="T1"/></text:span></text:p>
      <text:p text:style-name="P1"><text:span text:style-name="Teletype"><text:span text:style-name="T1">ilib_verbose(1)</text:span></text:span></text:p>
      <text:p text:style-name="P1"><text:span text:style-name="Teletype"><text:span text:style-name="T1">ilib_build('libintertest',['scifun1','intfun1'],files,[]);</text:span></text:span>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f library (be patient)</text:p>
      <text:p text:style-name="P1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5">All dynamic link functions will check this value and display or not information.</text:span></text:span></text:p>
      <text:h text:style-name="P6" text:outline-level="3">Changelog</text:h>
      <text:list xml:id="list1686082002" text:style-name="L1">
        <text:list-item>
          <text:list>
            <text:list-item>
              <text:p text:style-name="P4"><text:span text:style-name="T2">– Allan Cornet – 2009 - Initial Revision</text:span></text:p>
            </text:list-item>
            <text:list-item>
              <text:p text:style-name="P4"><text:span text:style-name="T2">– Sylvestre Ledru – 2009 – Tag as done</text:span></text:p>
            </text:list-item>
          </text:list>
        </text:list-item>
      </text:list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2T15:19:15</dc:date>
    <meta:editing-cycles>9</meta:editing-cycles>
    <meta:editing-duration>PT01H23M26S</meta:editing-duration>
    <dc:creator>Sylvestre Ledru</dc:creator>
    <meta:document-statistic meta:table-count="0" meta:image-count="0" meta:object-count="0" meta:page-count="2" meta:paragraph-count="47" meta:word-count="213" meta:character-count="1508"/>
    <meta:user-defined meta:name="Info 1"/>
    <meta:user-defined meta:name="Info 2"/>
    <meta:user-defined meta:name="Info 3"/>
    <meta:user-defined meta:name="Info 4"/>
  </office:meta>
</office:document-meta>
</file>